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8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4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49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48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49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4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9" table:default-cell-style-name="ce12"/>
        <table:table-column table:style-name="co3" table:number-columns-repeated="1014" table:default-cell-style-name="ce12"/>
        <table:table-row table:style-name="ro1">
          <table:table-cell table:style-name="ce11" office:value-type="string" calcext:value-type="string">
            <text:p>1/5 token </text:p>
          </table:table-cell>
          <table:table-cell table:style-name="ce13" office:value-type="string" calcext:value-type="string">
            <text:p>1대1/2</text:p>
          </table:table-cell>
          <table:table-cell office:value-type="string" calcext:value-type="string">
            <text:p>1대1</text:p>
          </table:table-cell>
          <table:table-cell office:value-type="string" calcext:value-type="string">
            <text:p>1대3/2</text:p>
          </table:table-cell>
          <table:table-cell office:value-type="string" calcext:value-type="string">
            <text:p>1대2</text:p>
          </table:table-cell>
          <table:table-cell office:value-type="string" calcext:value-type="string">
            <text:p>1대 5/2</text:p>
          </table:table-cell>
          <table:table-cell office:value-type="string" calcext:value-type="string">
            <text:p>1대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0.180027470444188" calcext:value-type="float">
            <text:p>0.180027470444188</text:p>
          </table:table-cell>
          <table:table-cell office:value-type="float" office:value="0.221835560798645" calcext:value-type="float">
            <text:p>0.221835560798645</text:p>
          </table:table-cell>
          <table:table-cell office:value-type="float" office:value="0.198642420768738" calcext:value-type="float">
            <text:p>0.198642420768738</text:p>
          </table:table-cell>
          <table:table-cell office:value-type="float" office:value="0.853926677703857" calcext:value-type="float">
            <text:p>0.853926677703857</text:p>
          </table:table-cell>
          <table:table-cell office:value-type="float" office:value="14.5400143146515" calcext:value-type="float">
            <text:p>14.5400143146515</text:p>
          </table:table-cell>
          <table:table-cell office:value-type="float" office:value="25.4404041743278" calcext:value-type="float">
            <text:p>25.44040417432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clude_zero_incentive_U</text:p>
          </table:table-cell>
          <table:table-cell office:value-type="float" office:value="82.614218764156" calcext:value-type="float">
            <text:p>82.614218764156</text:p>
          </table:table-cell>
          <table:table-cell office:value-type="float" office:value="84.5736707389513" calcext:value-type="float">
            <text:p>84.5736707389513</text:p>
          </table:table-cell>
          <table:table-cell office:value-type="float" office:value="96.2891301966023" calcext:value-type="float">
            <text:p>96.2891301966023</text:p>
          </table:table-cell>
          <table:table-cell office:value-type="float" office:value="73.7257592951475" calcext:value-type="float">
            <text:p>73.7257592951475</text:p>
          </table:table-cell>
          <table:table-cell office:value-type="float" office:value="51.4210565023671" calcext:value-type="float">
            <text:p>51.4210565023671</text:p>
          </table:table-cell>
          <table:table-cell office:value-type="float" office:value="24.4804065675219" calcext:value-type="float">
            <text:p>24.48040656752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clude_zero_incentive_U</text:p>
          </table:table-cell>
          <table:table-cell office:value-type="float" office:value="82.614218764156" calcext:value-type="float">
            <text:p>82.614218764156</text:p>
          </table:table-cell>
          <table:table-cell office:value-type="float" office:value="84.5736707389513" calcext:value-type="float">
            <text:p>84.5736707389513</text:p>
          </table:table-cell>
          <table:table-cell office:value-type="float" office:value="96.2891301966023" calcext:value-type="float">
            <text:p>96.2891301966023</text:p>
          </table:table-cell>
          <table:table-cell office:value-type="float" office:value="46.4917453296058" calcext:value-type="float">
            <text:p>46.4917453296058</text:p>
          </table:table-cell>
          <table:table-cell office:value-type="float" office:value="13.2378571678345" calcext:value-type="float">
            <text:p>13.2378571678345</text:p>
          </table:table-cell>
          <table:table-cell office:value-type="float" office:value="4.66716230195836" calcext:value-type="float">
            <text:p>4.667162301958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ro_incentive_cou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0.230856277942657" calcext:value-type="float">
            <text:p>0.23085627794265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6.7825330990121" calcext:value-type="float">
            <text:p>76.78253309901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6.7825330990121" calcext:value-type="float">
            <text:p>76.7825330990121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1대3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0.205345760583878" calcext:value-type="float">
            <text:p>0.205345760583878</text:p>
          </table:table-cell>
          <table:table-cell office:value-type="float" office:value="1.32297016263008" calcext:value-type="float">
            <text:p>1.32297016263008</text:p>
          </table:table-cell>
          <table:table-cell office:value-type="float" office:value="1.20587123394012" calcext:value-type="float">
            <text:p>1.20587123394012</text:p>
          </table:table-cell>
          <table:table-cell office:value-type="float" office:value="1.33244961738586" calcext:value-type="float">
            <text:p>1.33244961738586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94.0781356938425" calcext:value-type="float">
            <text:p>94.0781356938425</text:p>
          </table:table-cell>
          <table:table-cell office:value-type="float" office:value="39.8457689087734" calcext:value-type="float">
            <text:p>39.8457689087734</text:p>
          </table:table-cell>
          <table:table-cell office:value-type="float" office:value="43.0757544354897" calcext:value-type="float">
            <text:p>43.0757544354897</text:p>
          </table:table-cell>
          <table:table-cell office:value-type="float" office:value="33.9224604594718" calcext:value-type="float">
            <text:p>33.9224604594718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94.0781356938425" calcext:value-type="float">
            <text:p>94.0781356938425</text:p>
          </table:table-cell>
          <table:table-cell office:value-type="float" office:value="21.6707652892218" calcext:value-type="float">
            <text:p>21.6707652892218</text:p>
          </table:table-cell>
          <table:table-cell office:value-type="float" office:value="14.4244947691256" calcext:value-type="float">
            <text:p>14.4244947691256</text:p>
          </table:table-cell>
          <table:table-cell office:value-type="float" office:value="13.5020426515758" calcext:value-type="float">
            <text:p>13.5020426515758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float" office:value="1.18984243988991" calcext:value-type="float">
            <text:p>1.18984243988991</text:p>
          </table:table-cell>
          <table:table-cell office:value-type="float" office:value="1.26750189781189" calcext:value-type="float">
            <text:p>1.26750189781189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37.4508759640517" calcext:value-type="float">
            <text:p>37.4508759640517</text:p>
          </table:table-cell>
          <table:table-cell office:value-type="float" office:value="28.8412041025983" calcext:value-type="float">
            <text:p>28.841204102598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5.3115831917927" calcext:value-type="float">
            <text:p>15.3115831917927</text:p>
          </table:table-cell>
          <table:table-cell office:value-type="float" office:value="13.1542024691914" calcext:value-type="float">
            <text:p>13.154202469191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¼ token </text:p>
          </table:table-cell>
          <table:table-cell table:style-name="ce14" office:value-type="string" calcext:value-type="string">
            <text:p>1대1/2</text:p>
          </table:table-cell>
          <table:table-cell table:style-name="Default"/>
          <table:table-cell office:value-type="string" calcext:value-type="string">
            <text:p>1대3/2</text:p>
          </table:table-cell>
          <table:table-cell office:value-type="string" calcext:value-type="string">
            <text:p>1대1</text:p>
          </table:table-cell>
          <table:table-cell office:value-type="string" calcext:value-type="string">
            <text:p>1대2</text:p>
          </table:table-cell>
          <table:table-cell office:value-type="string" calcext:value-type="string">
            <text:p>1대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0.180027470444188" calcext:value-type="float">
            <text:p>0.180027470444188</text:p>
          </table:table-cell>
          <table:table-cell table:style-name="Default"/>
          <table:table-cell office:value-type="float" office:value="0.198642420768738" calcext:value-type="float">
            <text:p>0.198642420768738</text:p>
          </table:table-cell>
          <table:table-cell office:value-type="float" office:value="0.161080464363098" calcext:value-type="float">
            <text:p>0.161080464363098</text:p>
          </table:table-cell>
          <table:table-cell office:value-type="float" office:value="1.90665958118439" calcext:value-type="float">
            <text:p>1.90665958118439</text:p>
          </table:table-cell>
          <table:table-cell office:value-type="float" office:value="2.36171119308472" calcext:value-type="float">
            <text:p>2.361711193084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clude_zero_incentive_U</text:p>
          </table:table-cell>
          <table:table-cell office:value-type="float" office:value="82.614218764156" calcext:value-type="float">
            <text:p>82.614218764156</text:p>
          </table:table-cell>
          <table:table-cell table:style-name="Default"/>
          <table:table-cell office:value-type="float" office:value="96.2891301966023" calcext:value-type="float">
            <text:p>96.2891301966023</text:p>
          </table:table-cell>
          <table:table-cell office:value-type="float" office:value="126.649106449106" calcext:value-type="float">
            <text:p>126.649106449106</text:p>
          </table:table-cell>
          <table:table-cell office:value-type="float" office:value="0.977506955688533" calcext:value-type="float">
            <text:p>0.977506955688533</text:p>
          </table:table-cell>
          <table:table-cell office:value-type="float" office:value="0.435101689635417" calcext:value-type="float">
            <text:p>0.4351016896354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clude_zero_incentive_U</text:p>
          </table:table-cell>
          <table:table-cell office:value-type="float" office:value="82.614218764156" calcext:value-type="float">
            <text:p>82.614218764156</text:p>
          </table:table-cell>
          <table:table-cell table:style-name="Default"/>
          <table:table-cell office:value-type="float" office:value="96.2891301966023" calcext:value-type="float">
            <text:p>96.2891301966023</text:p>
          </table:table-cell>
          <table:table-cell office:value-type="float" office:value="126.649106449106" calcext:value-type="float">
            <text:p>126.649106449106</text:p>
          </table:table-cell>
          <table:table-cell office:value-type="float" office:value="0.977506955688533" calcext:value-type="float">
            <text:p>0.977506955688533</text:p>
          </table:table-cell>
          <table:table-cell office:value-type="float" office:value="0.435101689635417" calcext:value-type="float">
            <text:p>0.4351016896354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ro_incentive_coun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 office:value-type="float" office:value="196.328726181984" calcext:value-type="float">
            <text:p>196.328726181984</text:p>
          </table:table-cell>
          <table:table-cell office:value-type="float" office:value="88.3554964184761" calcext:value-type="float">
            <text:p>88.3554964184761</text:p>
          </table:table-cell>
          <table:table-cell office:value-type="float" office:value="0.167090163230896" calcext:value-type="float">
            <text:p>0.167090163230896</text:p>
          </table:table-cell>
          <table:table-cell office:value-type="float" office:value="0.803256413936615" calcext:value-type="float">
            <text:p>0.803256413936615</text:p>
          </table:table-cell>
          <table:table-cell office:value-type="float" office:value="4.85221961975098" calcext:value-type="float">
            <text:p>4.85221961975098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office:value-type="float" office:value="0.456931297130083" calcext:value-type="float">
            <text:p>0.456931297130083</text:p>
          </table:table-cell>
          <table:table-cell office:value-type="float" office:value="1.62508024561389" calcext:value-type="float">
            <text:p>1.62508024561389</text:p>
          </table:table-cell>
          <table:table-cell office:value-type="float" office:value="118.910823816706" calcext:value-type="float">
            <text:p>118.910823816706</text:p>
          </table:table-cell>
          <table:table-cell office:value-type="float" office:value="5.31894579715072" calcext:value-type="float">
            <text:p>5.31894579715072</text:p>
          </table:table-cell>
          <table:table-cell office:value-type="float" office:value="2.7779885429672" calcext:value-type="float">
            <text:p>2.7779885429672</text:p>
          </table:table-cell>
          <table:table-cell office:value-type="string" calcext:value-type="string">
            <text:p>-&gt;75000:25000</text:p>
          </table:table-cell>
          <table:table-cell table:number-columns-repeated="1016"/>
        </table:table-row>
        <table:table-row table:style-name="ro2">
          <table:table-cell table:number-columns-repeated="9"/>
          <table:table-cell office:value-type="string" calcext:value-type="string">
            <text:p>*D delay* 2.7240009212493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.91210682630539" calcext:value-type="float">
            <text:p>1.91210682630539</text:p>
          </table:table-cell>
          <table:table-cell table:number-columns-repeated="2"/>
          <table:table-cell office:value-type="string" calcext:value-type="string">
            <text:p>*D utility 4.124048185131444*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680683911606223" calcext:value-type="float">
            <text:p>0.068068391160622</text:p>
          </table:table-cell>
          <table:table-cell office:value-type="string" calcext:value-type="string">
            <text:p>-&gt; 8111:25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1.74584528446198" calcext:value-type="float">
            <text:p>1.74584528446198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0.655532599925046" calcext:value-type="float">
            <text:p>0.655532599925046</text:p>
          </table:table-cell>
          <table:table-cell office:value-type="string" calcext:value-type="string">
            <text:p>-&gt; 8111:25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2.72400092124939" calcext:value-type="float">
            <text:p>2.72400092124939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4.12404818513144" calcext:value-type="float">
            <text:p>4.12404818513144</text:p>
          </table:table-cell>
          <table:table-cell office:value-type="string" calcext:value-type="string">
            <text:p>-&gt; 8111:25000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48">
      <number:year number:style="long"/>
      <number:text>년 </number:text>
      <number:month/>
      <number:text>월 </number:text>
      <number:day/>
      <number:text>일</number:text>
    </number:date-style>
    <number:time-style style:name="N149">
      <number:hours/>
      <number:text>시 </number:text>
      <number:minutes/>
      <number:text>분 </number:text>
      <number:seconds/>
      <number:text>초</number:text>
    </number:time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00/00/00</text:date>, <text:time style:data-style-name="N2" text:time-value="13:30:25.15924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09:07.561226879</meta:creation-date>
    <dc:date>2019-11-27T16:54:18.126576221</dc:date>
    <meta:editing-duration>PT3H59M55S</meta:editing-duration>
    <meta:editing-cycles>23</meta:editing-cycles>
    <meta:generator>LibreOffice/6.0.7.3$Linux_X86_64 LibreOffice_project/00m0$Build-3</meta:generator>
    <meta:document-statistic meta:table-count="1" meta:cell-count="115" meta:object-count="0"/>
  </office:meta>
</office:document-meta>
</file>